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"/>
    <style:font-face style:name="Arial1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style:font-name="Monospace" officeooo:rsid="000156ae" officeooo:paragraph-rsid="000156ae"/>
    </style:style>
    <style:style style:name="P2" style:family="paragraph" style:parent-style-name="Text_20_body">
      <style:text-properties style:font-name="Monospace" officeooo:rsid="000156ae" officeooo:paragraph-rsid="000156ae"/>
    </style:style>
    <style:style style:name="P3" style:family="paragraph" style:parent-style-name="Text_20_body">
      <style:text-properties style:font-name="Monospace" style:text-underline-style="solid" style:text-underline-width="auto" style:text-underline-color="font-color" officeooo:rsid="000156ae" officeooo:paragraph-rsid="000156ae"/>
    </style:style>
    <style:style style:name="P4" style:family="paragraph" style:parent-style-name="Text_20_body">
      <style:text-properties style:font-name="Monospace" style:text-underline-style="none" officeooo:rsid="000156ae" officeooo:paragraph-rsid="000156ae"/>
    </style:style>
    <style:style style:name="P5" style:family="paragraph" style:parent-style-name="Text_20_body">
      <style:text-properties style:font-name="Monospace" style:text-underline-style="none" officeooo:rsid="0002e9e6" officeooo:paragraph-rsid="0002e9e6"/>
    </style:style>
    <style:style style:name="P6" style:family="paragraph" style:parent-style-name="Text_20_body">
      <style:text-properties style:font-name="Monospace" style:text-underline-style="none" officeooo:rsid="0002e9e6" officeooo:paragraph-rsid="001b460c"/>
    </style:style>
    <style:style style:name="P7" style:family="paragraph" style:parent-style-name="Text_20_body">
      <style:text-properties style:font-name="Monospace" style:text-underline-style="none" officeooo:rsid="0002e9e6" officeooo:paragraph-rsid="001d2aea"/>
    </style:style>
    <style:style style:name="P8" style:family="paragraph" style:parent-style-name="Text_20_body">
      <style:text-properties style:font-name="Monospace" style:text-underline-style="none" officeooo:rsid="000adc54" officeooo:paragraph-rsid="000adc54"/>
    </style:style>
    <style:style style:name="P9" style:family="paragraph" style:parent-style-name="Text_20_body">
      <style:text-properties style:font-name="Monospace" style:text-underline-style="none" officeooo:rsid="0003edd5" officeooo:paragraph-rsid="0003edd5"/>
    </style:style>
    <style:style style:name="P10" style:family="paragraph" style:parent-style-name="Text_20_body">
      <style:text-properties style:font-name="Monospace" style:text-underline-style="none" officeooo:rsid="0009a12a" officeooo:paragraph-rsid="0009a12a"/>
    </style:style>
    <style:style style:name="P11" style:family="paragraph" style:parent-style-name="Text_20_body">
      <style:text-properties style:font-name="Monospace" style:text-underline-style="none" officeooo:rsid="0009e47f" officeooo:paragraph-rsid="0009e47f"/>
    </style:style>
    <style:style style:name="P12" style:family="paragraph" style:parent-style-name="Text_20_body">
      <style:text-properties style:font-name="Monospace" style:text-underline-style="none" officeooo:rsid="00046934" officeooo:paragraph-rsid="00046934"/>
    </style:style>
    <style:style style:name="P13" style:family="paragraph" style:parent-style-name="Text_20_body">
      <style:text-properties style:font-name="Monospace" style:text-underline-style="none" officeooo:rsid="00061934" officeooo:paragraph-rsid="00061934"/>
    </style:style>
    <style:style style:name="P14" style:family="paragraph" style:parent-style-name="Text_20_body">
      <style:text-properties style:font-name="Monospace" officeooo:paragraph-rsid="000156ae"/>
    </style:style>
    <style:style style:name="P15" style:family="paragraph" style:parent-style-name="Text_20_body">
      <style:text-properties style:font-name="Monospace" officeooo:paragraph-rsid="0009e47f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156ae"/>
    </style:style>
    <style:style style:name="T3" style:family="text">
      <style:text-properties style:text-underline-style="none" officeooo:rsid="0015ffab"/>
    </style:style>
    <style:style style:name="T4" style:family="text">
      <style:text-properties officeooo:rsid="00046934"/>
    </style:style>
    <style:style style:name="T5" style:family="text">
      <style:text-properties officeooo:rsid="00061934"/>
    </style:style>
    <style:style style:name="T6" style:family="text">
      <style:text-properties officeooo:rsid="00072ed3"/>
    </style:style>
    <style:style style:name="T7" style:family="text">
      <style:text-properties officeooo:rsid="0009e47f"/>
    </style:style>
    <style:style style:name="T8" style:family="text">
      <style:text-properties officeooo:rsid="00103c74"/>
    </style:style>
    <style:style style:name="T9" style:family="text">
      <style:text-properties fo:font-variant="normal" fo:text-transform="none" style:use-window-font-color="true" fo:font-size="12pt" fo:letter-spacing="normal" fo:font-style="normal" fo:font-weight="normal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style:use-window-font-color="true" fo:font-size="12pt" fo:letter-spacing="normal" fo:font-style="normal" fo:font-weight="normal" officeooo:rsid="0011e27f" fo:background-color="transparent" loext:char-shading-value="0" style:font-size-asian="12pt" style:font-size-complex="12pt"/>
    </style:style>
    <style:style style:name="T11" style:family="text">
      <style:text-properties style:use-window-font-color="true" fo:font-size="12pt" style:text-underline-style="none" officeooo:rsid="0009e47f" fo:background-color="transparent" loext:char-shading-value="0" style:font-size-asian="12pt" style:font-size-complex="12pt"/>
    </style:style>
    <style:style style:name="T12" style:family="text">
      <style:text-properties officeooo:rsid="00136cd0"/>
    </style:style>
    <style:style style:name="T13" style:family="text">
      <style:text-properties officeooo:rsid="0013c7bb"/>
    </style:style>
    <style:style style:name="T14" style:family="text">
      <style:text-properties officeooo:rsid="00143a4e"/>
    </style:style>
    <style:style style:name="T15" style:family="text">
      <style:text-properties officeooo:rsid="0015ffab"/>
    </style:style>
    <style:style style:name="T16" style:family="text">
      <style:text-properties officeooo:rsid="001aa653"/>
    </style:style>
    <style:style style:name="T17" style:family="text">
      <style:text-properties officeooo:rsid="001b460c"/>
    </style:style>
    <style:style style:name="T18" style:family="text">
      <style:text-properties officeooo:rsid="001d2a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 6</text:p>
      <text:p text:style-name="P2"/>
      <text:p text:style-name="P3">Aufgabe 21)</text:p>
      <text:p text:style-name="P4">a)</text:p>
      <text:p text:style-name="P4">1) #define TRUE 1</text:p>
      <text:p text:style-name="P14"><text:span text:style-name="T2">2) </text:span><text:span text:style-name="T1">#define </text:span><text:span text:style-name="T2">minimum</text:span><text:span text:style-name="T1">(a,b) (((a) </text:span><text:span text:style-name="T3">&lt;</text:span><text:span text:style-name="T1"> (b)) ? (a) : (b))</text:span></text:p>
      <text:p text:style-name="P6">3) <text:span text:style-name="T17">#define flushbuffer() ({\<text:line-break/> <text:s text:c="11"/>char c;\<text:line-break/> <text:s text:c="11"/>while ((c = getchar()) != '\n') {}\<text:line-break/> <text:s text:c="2"/>})</text:span></text:p>
      <text:p text:style-name="P7">4) <text:span text:style-name="T18">#define tolower(a) ({\<text:line-break/> <text:s text:c="7"/>if (a &gt;= 'A' &amp;&amp; a &lt;= 'Z') {\<text:line-break/> <text:s text:c="15"/>a = a + 32;\<text:line-break/> <text:s text:c="7"/>}\<text:line-break/> <text:s text:c="2"/>}) </text:span></text:p>
      <text:p text:style-name="P5"/>
      <text:p text:style-name="P5">b)</text:p>
      <text:p text:style-name="P5">1) <text:span text:style-name="T13">gcc -E a.c -o b</text:span></text:p>
      <text:p text:style-name="P8">2) <text:span text:style-name="T12">Der Quellcode a.c wird in den Objektcode a.o überführt</text:span></text:p>
      <text:p text:style-name="P8">3) <text:span text:style-name="T14">gcc a.o b.o main.c</text:span></text:p>
      <text:p text:style-name="P5"/>
      <text:p text:style-name="P9">c)</text:p>
      <text:p text:style-name="P10">1) static int x = 14;</text:p>
      <text:p text:style-name="P10">2) int v[10];</text:p>
      <text:p text:style-name="P10">3) v[1] = 10;</text:p>
      <text:p text:style-name="P10">4) atoi(s) == 10;</text:p>
      <text:p text:style-name="P10">5) <text:span text:style-name="T7">atoi(s) &gt; 5;</text:span></text:p>
      <text:p text:style-name="P11">6) s = "xy";</text:p>
      <text:p text:style-name="P15"><text:span text:style-name="T11">7) </text:span><text:span text:style-name="T9">strncat(s,t,n</text:span><text:span text:style-name="T10">);</text:span></text:p>
      <text:p text:style-name="P11">8) 1</text:p>
      <text:p text:style-name="P11">9) <text:span text:style-name="T8">2</text:span></text:p>
      <text:p text:style-name="P9"/>
      <text:p text:style-name="P9">d)</text:p>
      <text:p text:style-name="P9"><text:soft-page-break/>1) <text:span text:style-name="T4">0</text:span></text:p>
      <text:p text:style-name="P12">2) 1</text:p>
      <text:p text:style-name="P12">3) 1</text:p>
      <text:p text:style-name="P12">4) 0</text:p>
      <text:p text:style-name="P12">5) <text:span text:style-name="T5">0</text:span></text:p>
      <text:p text:style-name="P13">6) 1</text:p>
      <text:p text:style-name="P13">7) <text:span text:style-name="T6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"/>
    <style:font-face style:name="Arial1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2:26:38.093000000</meta:creation-date>
    <dc:date>2018-12-03T15:39:01.027000000</dc:date>
    <meta:editing-duration>PT56M47S</meta:editing-duration>
    <meta:editing-cycles>20</meta:editing-cycles>
    <meta:generator>LibreOffice/5.3.6.1$Windows_X86_64 LibreOffice_project/686f202eff87ef707079aeb7f485847613344eb7</meta:generator>
    <meta:document-statistic meta:table-count="0" meta:image-count="0" meta:object-count="0" meta:page-count="2" meta:paragraph-count="29" meta:word-count="122" meta:character-count="545" meta:non-whitespace-character-count="389"/>
  </office:meta>
</office:document-meta>
</file>